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4pt" fo:font-weight="bold" officeooo:rsid="001e44af" officeooo:paragraph-rsid="001e44af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44af" officeooo:paragraph-rsid="001e44af" style:font-size-asian="12.25pt" style:font-weight-asian="bold" style:font-size-complex="14pt" style:font-weight-complex="bold"/>
    </style:style>
    <style:style style:name="P3" style:family="paragraph" style:parent-style-name="Meu_20_estilo_20_1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fo:font-size="13pt" officeooo:paragraph-rsid="001b2420" style:font-size-asian="13pt" style:font-size-complex="13pt"/>
    </style:style>
    <style:style style:name="P4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officeooo:paragraph-rsid="001b2420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4a1b" officeooo:paragraph-rsid="001e4a1b" style:font-size-asian="13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4a1b" officeooo:paragraph-rsid="0028ab0e" style:font-size-asian="13pt" style:font-weight-asian="bold" style:font-size-complex="13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1e4a1b" officeooo:paragraph-rsid="0021e5d3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21e5d3" officeooo:paragraph-rsid="0021e5d3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bold" officeooo:rsid="0022541d" officeooo:paragraph-rsid="0022541d" style:font-size-asian="13pt" style:font-weight-asian="bold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normal" officeooo:rsid="001e4a1b" officeooo:paragraph-rsid="001e4a1b" style:font-size-asian="13pt" style:font-weight-asian="normal" style:font-size-complex="13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normal" officeooo:rsid="0028ab0e" officeooo:paragraph-rsid="0028ab0e" style:font-size-asian="13pt" style:font-weight-asian="normal" style:font-size-complex="13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normal" officeooo:rsid="0021e5d3" officeooo:paragraph-rsid="0021e5d3" style:font-size-asian="13pt" style:font-weight-asian="normal" style:font-size-complex="13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normal" officeooo:rsid="0026cd76" officeooo:paragraph-rsid="0026cd76" style:font-size-asian="13pt" style:font-weight-asian="normal" style:font-size-complex="13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3pt" fo:font-weight="normal" officeooo:rsid="00293894" officeooo:paragraph-rsid="00293894" style:font-size-asian="13pt" style:font-weight-asian="normal" style:font-size-complex="13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3pt" fo:font-weight="normal" officeooo:rsid="001e4a1b" officeooo:paragraph-rsid="001e4a1b" style:font-size-asian="13pt" style:font-weight-asian="normal" style:font-size-complex="13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e44af" officeooo:paragraph-rsid="001e44af" style:font-size-asian="16pt" style:font-weight-asian="bold" style:font-size-complex="16pt" style:font-weight-complex="bold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fo:font-size="13pt" fo:font-weight="normal" officeooo:rsid="0022541d" officeooo:paragraph-rsid="0022541d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fo:font-size="13pt" style:text-underline-style="solid" style:text-underline-width="auto" style:text-underline-color="font-color" fo:font-weight="normal" officeooo:rsid="0024d9f5" officeooo:paragraph-rsid="0024d9f5" style:font-size-asian="13pt" style:font-weight-asian="normal" style:font-size-complex="13pt" style:font-weight-complex="normal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fo:font-size="13pt" style:text-underline-style="solid" style:text-underline-width="auto" style:text-underline-color="font-color" fo:font-weight="normal" officeooo:rsid="00256619" officeooo:paragraph-rsid="00256619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fo:font-size="13pt" style:text-underline-style="solid" style:text-underline-width="auto" style:text-underline-color="font-color" fo:font-weight="normal" officeooo:rsid="002c0f19" officeooo:paragraph-rsid="002c0f19" style:font-size-asian="13pt" style:font-weight-asian="normal" style:font-size-complex="13pt" style:font-weight-complex="normal"/>
    </style:style>
    <style:style style:name="T1" style:family="text">
      <style:text-properties officeooo:rsid="0021e5d3"/>
    </style:style>
    <style:style style:name="T2" style:family="text">
      <style:text-properties fo:font-weight="normal" officeooo:rsid="0021e5d3" style:font-weight-asian="normal" style:font-weight-complex="normal"/>
    </style:style>
    <style:style style:name="T3" style:family="text">
      <style:text-properties fo:font-weight="normal" officeooo:rsid="0028ab0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256619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officeooo:rsid="002a4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ariáveis e Tipos Primitivos</text:p>
      <text:p text:style-name="P1"/>
      <text:p text:style-name="P2"/>
      <text:p text:style-name="P5">Comentários:</text:p>
      <text:p text:style-name="P5"/>
      <text:p text:style-name="P10">// Comentário de uma linha.</text:p>
      <text:p text:style-name="P10"/>
      <text:p text:style-name="P10">/* </text:p>
      <text:p text:style-name="P15"><text:s/>Comentário</text:p>
      <text:p text:style-name="P15">de várias</text:p>
      <text:p text:style-name="P15">linhas.</text:p>
      <text:p text:style-name="P10">*/</text:p>
      <text:p text:style-name="P3"/>
      <text:p text:style-name="P4"/>
      <text:p text:style-name="P6"><text:span text:style-name="T1">Variáveis</text:span>:</text:p>
      <text:p text:style-name="P6"/>
      <text:p text:style-name="P6"><text:span text:style-name="T2">var nome = value →</text:span><text:span text:style-name="T3"> Declara uma variável com o scope do contexto onde está (função, global, etc.)</text:span></text:p>
      <text:p text:style-name="P11">let nome = value → Declara uma variável com scope do bloco onde foi declarada</text:p>
      <text:p text:style-name="P11">const nome = value → Declara uma variável cujo valor não pode ser alterado</text:p>
      <text:p text:style-name="P11"/>
      <text:p text:style-name="P7"/>
      <text:p text:style-name="P8">Nome de variável:</text:p>
      <text:p text:style-name="P8"/>
      <text:p text:style-name="P12">Pode começar com letra, $ ou _</text:p>
      <text:p text:style-name="P12">Pode ter acentos, símbolos e números</text:p>
      <text:p text:style-name="P12"/>
      <text:p text:style-name="P12"/>
      <text:p text:style-name="P9">Tipos de variável:</text:p>
      <text:p text:style-name="P9"/>
      <text:list xml:id="list780005707" text:style-name="L1">
        <text:list-item>
          <text:p text:style-name="P17"><text:span text:style-name="T4">number:</text:span> Todo o tipo de números (1, 2, 1.5, -1.6, -1000) <text:span text:style-name="T6">[Inclui os subtipos Infinity e NaN]</text:span></text:p>
        </text:list-item>
        <text:list-item>
          <text:p text:style-name="P17"><text:span text:style-name="T4">string:</text:span> Conjunto de caracteres (“String1”, ‘Tua_Prima’, `Lol isto funciona`)</text:p>
          <text:list>
            <text:list-item>
              <text:p text:style-name="P20">Template Strings<text:span text:style-name="T5">: `Permitem-nos fazer isto: ${userInput * 2}`. </text:span></text:p>
            </text:list-item>
          </text:list>
        </text:list-item>
        <text:list-item>
          <text:p text:style-name="P17"><text:span text:style-name="T4">boolean:</text:span> <text:span text:style-name="T5">true/false</text:span></text:p>
        </text:list-item>
        <text:list-item>
          <text:p text:style-name="P18">null:</text:p>
        </text:list-item>
        <text:list-item>
          <text:p text:style-name="P18">undefined:</text:p>
        </text:list-item>
        <text:list-item>
          <text:p text:style-name="P18">object:</text:p>
        </text:list-item>
        <text:list-item>
          <text:p text:style-name="P19">function:</text:p>
        </text:list-item>
      </text:list>
      <text:p text:style-name="P12"/>
      <text:p text:style-name="P13">Podemos usar typeof var para saber o tipo da variável var</text:p>
      <text:p text:style-name="P13"/>
      <text:p text:style-name="P13"/>
      <text:p text:style-name="P14">Nota: Inserir emojis → \u{uni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9:28:51.260000000</meta:creation-date>
    <meta:generator>LibreOffice/6.0.7.3$Windows_X86_64 LibreOffice_project/dc89aa7a9eabfd848af146d5086077aeed2ae4a5</meta:generator>
    <meta:editing-duration>PT49M10S</meta:editing-duration>
    <meta:editing-cycles>15</meta:editing-cycles>
    <dc:title>Modelo 1</dc:title>
    <dc:date>2020-08-25T22:03:34.119000000</dc:date>
    <meta:document-statistic meta:table-count="0" meta:image-count="0" meta:object-count="0" meta:page-count="1" meta:paragraph-count="26" meta:word-count="147" meta:character-count="836" meta:non-whitespace-character-count="720"/>
    <meta:template xlink:type="simple" xlink:actuate="onRequest" xlink:title="Modelo 1" xlink:href="../../../../../../AppData/Roaming/LibreOffice/4/user/template/Modelo%201.ott" meta:date="2020-04-17T09:28:51.005000000"/>
  </office:meta>
</office:document-meta>
</file>